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969" officeooo:paragraph-rsid="000c1969"/>
    </style:style>
    <style:style style:name="P2" style:family="paragraph" style:parent-style-name="Standard">
      <style:text-properties officeooo:rsid="000cbfee" officeooo:paragraph-rsid="000cbfee"/>
    </style:style>
    <style:style style:name="P3" style:family="paragraph" style:parent-style-name="Standard">
      <style:text-properties officeooo:rsid="000d7bcf" officeooo:paragraph-rsid="000d7bcf"/>
    </style:style>
    <style:style style:name="P4" style:family="paragraph" style:parent-style-name="Standard">
      <style:text-properties officeooo:rsid="000d7bcf" officeooo:paragraph-rsid="000e5388"/>
    </style:style>
    <style:style style:name="P5" style:family="paragraph" style:parent-style-name="Standard">
      <style:text-properties officeooo:rsid="000d7bcf" officeooo:paragraph-rsid="000e7fe4"/>
    </style:style>
    <style:style style:name="P6" style:family="paragraph" style:parent-style-name="Standard">
      <style:text-properties officeooo:rsid="000ee868" officeooo:paragraph-rsid="000ee868"/>
    </style:style>
    <style:style style:name="P7" style:family="paragraph" style:parent-style-name="Standard">
      <style:text-properties officeooo:rsid="000ee868" officeooo:paragraph-rsid="0010c9ef"/>
    </style:style>
    <style:style style:name="P8" style:family="paragraph" style:parent-style-name="Standard">
      <style:text-properties officeooo:rsid="000ee868" officeooo:paragraph-rsid="001118f2"/>
    </style:style>
    <style:style style:name="P9" style:family="paragraph" style:parent-style-name="Standard">
      <style:text-properties officeooo:rsid="000ee868" officeooo:paragraph-rsid="0012ef5f"/>
    </style:style>
    <style:style style:name="P10" style:family="paragraph" style:parent-style-name="Standard">
      <style:text-properties officeooo:rsid="0012ef5f" officeooo:paragraph-rsid="0012ef5f"/>
    </style:style>
    <style:style style:name="P11" style:family="paragraph" style:parent-style-name="Standard">
      <style:text-properties officeooo:rsid="0012ef5f" officeooo:paragraph-rsid="0014998c"/>
    </style:style>
    <style:style style:name="P12" style:family="paragraph" style:parent-style-name="Standard">
      <style:text-properties officeooo:rsid="0012ef5f" officeooo:paragraph-rsid="0015d4d2"/>
    </style:style>
    <style:style style:name="P13" style:family="paragraph" style:parent-style-name="Standard">
      <style:text-properties officeooo:rsid="0012ef5f" officeooo:paragraph-rsid="0015fa36"/>
    </style:style>
    <style:style style:name="P14" style:family="paragraph" style:parent-style-name="Standard">
      <style:text-properties officeooo:rsid="0014998c" officeooo:paragraph-rsid="0014998c"/>
    </style:style>
    <style:style style:name="P15" style:family="paragraph" style:parent-style-name="Standard">
      <style:text-properties officeooo:rsid="0014998c" officeooo:paragraph-rsid="0017c5cf"/>
    </style:style>
    <style:style style:name="P16" style:family="paragraph" style:parent-style-name="Standard">
      <style:text-properties officeooo:rsid="0015d4d2" officeooo:paragraph-rsid="0015d4d2"/>
    </style:style>
    <style:style style:name="P17" style:family="paragraph" style:parent-style-name="Standard">
      <style:paragraph-properties fo:break-before="page"/>
      <style:text-properties officeooo:rsid="000d7bcf" officeooo:paragraph-rsid="000e7fe4"/>
    </style:style>
    <style:style style:name="T1" style:family="text">
      <style:text-properties officeooo:rsid="000c1969"/>
    </style:style>
    <style:style style:name="T2" style:family="text">
      <style:text-properties officeooo:rsid="000e5388"/>
    </style:style>
    <style:style style:name="T3" style:family="text">
      <style:text-properties fo:language="fr" fo:country="FR" officeooo:rsid="000e5388" style:font-size-asian="10.5pt"/>
    </style:style>
    <style:style style:name="T4" style:family="text">
      <style:text-properties fo:language="fr" fo:country="FR" officeooo:rsid="000e7fe4" style:font-size-asian="10.5pt"/>
    </style:style>
    <style:style style:name="T5" style:family="text">
      <style:text-properties officeooo:rsid="000e7fe4"/>
    </style:style>
    <style:style style:name="T6" style:family="text">
      <style:text-properties officeooo:rsid="000ee868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10c9ef"/>
    </style:style>
    <style:style style:name="T9" style:family="text">
      <style:text-properties style:font-name="Liberation Serif1" officeooo:rsid="001118f2"/>
    </style:style>
    <style:style style:name="T10" style:family="text">
      <style:text-properties style:font-name="Liberation Serif1" officeooo:rsid="0012ef5f"/>
    </style:style>
    <style:style style:name="T11" style:family="text">
      <style:text-properties style:font-name="Liberation Serif1" officeooo:rsid="000ee868"/>
    </style:style>
    <style:style style:name="T12" style:family="text">
      <style:text-properties style:font-name="Liberation Serif1" officeooo:rsid="0014b941"/>
    </style:style>
    <style:style style:name="T13" style:family="text">
      <style:text-properties style:font-name="Liberation Serif1" officeooo:rsid="0015d4d2"/>
    </style:style>
    <style:style style:name="T14" style:family="text">
      <style:text-properties style:font-name="Liberation Serif1" officeooo:rsid="0015fa36"/>
    </style:style>
    <style:style style:name="T15" style:family="text">
      <style:text-properties style:font-name="Liberation Serif1" officeooo:rsid="0017c5cf"/>
    </style:style>
    <style:style style:name="T16" style:family="text">
      <style:text-properties style:font-name="Liberation Serif1" officeooo:rsid="00195f83"/>
    </style:style>
    <style:style style:name="T17" style:family="text">
      <style:text-properties style:font-name="Liberation Serif1" officeooo:rsid="001bca24"/>
    </style:style>
    <style:style style:name="T18" style:family="text">
      <style:text-properties officeooo:rsid="001118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2</text:p>
      <text:p text:style-name="P1">On supose que (x<text:span text:style-name="T6">m</text:span>;yn) n’apartient pas a M et que xn et yn sont dans des paire de M.</text:p>
      <text:p text:style-name="P1"/>
      <text:p text:style-name="P1">Donc il existe 1&lt;i&lt;<text:span text:style-name="T6">n</text:span>-1 tel que (xm,yi) appartient à M </text:p>
      <text:p text:style-name="P1">et il existe 1&lt;j&lt;<text:span text:style-name="T6">m</text:span>-1 tel que (xj,yn) appartienne a M</text:p>
      <text:p text:style-name="P1"/>
      <text:p text:style-name="P1">or par hypothese de nonn croisement de non croisement :</text:p>
      <text:p text:style-name="P1">si (xi;yj) appartient à M et (xi’;yi’) <text:s/>appartient à M alors <text:s/>i&lt;i’ =&gt; j&lt;j’</text:p>
      <text:p text:style-name="P1"/>
      <text:p text:style-name="P1">Donc comme j&lt;m alors n&lt;i ce qui est absurde.</text:p>
      <text:p text:style-name="P1"/>
      <text:p text:style-name="P1">Donc si (xn;yn) n’apartient pas a M, alors soit xm ou yn n’apparait dans M.</text:p>
      <text:p text:style-name="P1"/>
      <text:p text:style-name="P3">1.3</text:p>
      <text:p text:style-name="P3">Les quatre cas de figure à envisager sont :</text:p>
      <text:p text:style-name="P3">-(xm;yn) <text:s/><text:span text:style-name="T1">appartient à </text:span>M</text:p>
      <text:p text:style-name="P4">- <text:span text:style-name="T2">il existe 1&lt;k&lt;m tel que (xk;yn) appartient à M, mais xm n’ </text:span><text:span text:style-name="T3">apparait</text:span><text:span text:style-name="T2"> pas dans M.</text:span></text:p>
      <text:p text:style-name="P4">- <text:span text:style-name="T2">il existe 1&lt;p&lt;n tel que (xm;yp) appartient à M, mais yn n’ </text:span><text:span text:style-name="T3">apparait</text:span><text:span text:style-name="T2"> pas dans M.</text:span></text:p>
      <text:p text:style-name="P5">- <text:span text:style-name="T5">ni xm ni yn n’ </text:span><text:span text:style-name="T3">apparai</text:span><text:span text:style-name="T4">t</text:span><text:span text:style-name="T2"> pas dans M.</text:span></text:p>
      <text:p text:style-name="P5"/>
      <text:p text:style-name="P6">1.4</text:p>
      <text:p text:style-name="P6"><text:span text:style-name="T7"/></text:p>
      <text:p text:style-name="P7"><text:span text:style-name="T7">F(m,n)=min(F(m-1,n-1)+δ(xn,ym) , F(m-1,n)+δ(</text:span><text:span text:style-name="T8">gap</text:span><text:span text:style-name="T7">) , F(m,n-1)</text:span><text:span text:style-name="T8">+</text:span><text:span text:style-name="T7">δ(</text:span><text:span text:style-name="T8">gap</text:span><text:span text:style-name="T7">) )</text:span></text:p>
      <text:p text:style-name="P7"><text:span text:style-name="T7"/></text:p>
      <text:p text:style-name="P8">1.<text:span text:style-name="T18">5</text:span></text:p>
      <text:p text:style-name="P8"><text:span text:style-name="T7"/></text:p>
      <text:p text:style-name="P8"><text:span text:style-name="T7">F(</text:span><text:span text:style-name="T9">i</text:span><text:span text:style-name="T7">,</text:span><text:span text:style-name="T9">j</text:span><text:span text:style-name="T7">)=min(F(</text:span><text:span text:style-name="T9">i</text:span><text:span text:style-name="T7">-1,</text:span><text:span text:style-name="T9">j</text:span><text:span text:style-name="T7">-1)+δ(x</text:span><text:span text:style-name="T9">i</text:span><text:span text:style-name="T7">,y</text:span><text:span text:style-name="T9">j</text:span><text:span text:style-name="T7">) , F(</text:span><text:span text:style-name="T9">i</text:span><text:span text:style-name="T7">-1,</text:span><text:span text:style-name="T9">j</text:span><text:span text:style-name="T7">)+δ(</text:span><text:span text:style-name="T8">gap</text:span><text:span text:style-name="T7">) , F(</text:span><text:span text:style-name="T9">i</text:span><text:span text:style-name="T7">,</text:span><text:span text:style-name="T9">j</text:span><text:span text:style-name="T7">-1)</text:span><text:span text:style-name="T8">+</text:span><text:span text:style-name="T7">δ(</text:span><text:span text:style-name="T8">gap</text:span><text:span text:style-name="T7">) )</text:span></text:p>
      <text:p text:style-name="P8"><text:span text:style-name="T7"/></text:p>
      <text:p text:style-name="P9"><text:span text:style-name="T7">1.</text:span><text:span text:style-name="T10">6</text:span></text:p>
      <text:p text:style-name="P9"><text:span text:style-name="T10"/></text:p>
      <text:p text:style-name="P10"><text:span text:style-name="T7">F(i,0)= i</text:span><text:span text:style-name="T11">δ(</text:span><text:span text:style-name="T8">gap</text:span><text:span text:style-name="T11">) </text:span><text:span text:style-name="T7">car dans la séquence de taille i aucun des elements ne peut trouver de paire dans la séquence de taille 0(ne contenant donc aucun element).</text:span></text:p>
      <text:p text:style-name="P10"><text:span text:style-name="T7"/></text:p>
      <text:p text:style-name="P10"><text:span text:style-name="T7"/></text:p>
      <text:p text:style-name="P10"><text:span text:style-name="T7">1.7</text:span></text:p>
      <text:p text:style-name="P10"><text:span text:style-name="T7"/></text:p>
      <text:p text:style-name="P10"><text:span text:style-name="T7">Pour i <text:s/>allant de 0 a m:</text:span></text:p>
      <text:p text:style-name="P11"><text:span text:style-name="T7"><text:tab/>F(i,0)=i*</text:span><text:span text:style-name="T11">δ(</text:span><text:span text:style-name="T8">gap</text:span><text:span text:style-name="T11">)</text:span></text:p>
      <text:p text:style-name="P10"><text:span text:style-name="T7">Pour </text:span><text:span text:style-name="T12">j</text:span><text:span text:style-name="T7"> <text:s/>allant de 0 a n:</text:span></text:p>
      <text:p text:style-name="P11"><text:span text:style-name="T7"><text:tab/>F(0,</text:span><text:span text:style-name="T12">j</text:span><text:span text:style-name="T7">)=</text:span><text:span text:style-name="T12">j</text:span><text:span text:style-name="T7">*</text:span><text:span text:style-name="T11">δ(</text:span><text:span text:style-name="T8">gap</text:span><text:span text:style-name="T11">)</text:span></text:p>
      <text:p text:style-name="P10"><text:span text:style-name="T7">Pour i <text:s/>allant de 1 a m:</text:span></text:p>
      <text:p text:style-name="P10"><text:span text:style-name="T7"><text:tab/>Pour j <text:s/>allant de 1 a n:</text:span></text:p>
      <text:p text:style-name="P10"><text:span text:style-name="T7"><text:tab/><text:tab/></text:span><text:span text:style-name="T11">F(</text:span><text:span text:style-name="T9">i</text:span><text:span text:style-name="T11">,</text:span><text:span text:style-name="T9">j</text:span><text:span text:style-name="T11">)= min(F(</text:span><text:span text:style-name="T9">i</text:span><text:span text:style-name="T11">-1,</text:span><text:span text:style-name="T9">j</text:span><text:span text:style-name="T11">-1)+δ(x</text:span><text:span text:style-name="T9">i</text:span><text:span text:style-name="T11">,y</text:span><text:span text:style-name="T9">j</text:span><text:span text:style-name="T11">) , F(</text:span><text:span text:style-name="T9">i</text:span><text:span text:style-name="T11">-1,</text:span><text:span text:style-name="T9">j</text:span><text:span text:style-name="T11">)+δ(</text:span><text:span text:style-name="T8">gap</text:span><text:span text:style-name="T11">) , F(</text:span><text:span text:style-name="T9">i</text:span><text:span text:style-name="T11">,</text:span><text:span text:style-name="T9">j</text:span><text:span text:style-name="T11">-1)</text:span><text:span text:style-name="T8">+</text:span><text:span text:style-name="T11">δ(</text:span><text:span text:style-name="T8">gap</text:span><text:span text:style-name="T11">) )</text:span></text:p>
      <text:p text:style-name="P10"><text:span text:style-name="T11">r</text:span><text:span text:style-name="T7">eturn </text:span><text:span text:style-name="T11">F(m,n</text:span><text:span text:style-name="T7">)</text:span></text:p>
      <text:p text:style-name="P7"><text:span text:style-name="T7"/></text:p>
      <text:p text:style-name="P14"><text:span text:style-name="T7">donc complexité en O(n*</text:span><text:span text:style-name="T16">m</text:span><text:span text:style-name="T7">) </text:span><text:span text:style-name="T13">à justifier</text:span></text:p>
      <text:p text:style-name="P14"><text:span text:style-name="T7"/></text:p>
      <text:p text:style-name="P5"/>
      <text:p text:style-name="P17"/>
      <text:p text:style-name="P16">1.8</text:p>
      <text:p text:style-name="P16">SOL1:</text:p>
      <text:p text:style-name="P16"/>
      <text:p text:style-name="P12"><text:span text:style-name="T13">while(</text:span><text:span text:style-name="T7"> i</text:span><text:span text:style-name="T13">&gt;0 &amp;&amp; j&gt;0)</text:span><text:span text:style-name="T7"> </text:span></text:p>
      <text:p text:style-name="P13"><text:span text:style-name="T7"><text:tab/></text:span><text:span text:style-name="T14">if(</text:span><text:span text:style-name="T11">F(</text:span><text:span text:style-name="T9">i</text:span><text:span text:style-name="T11">,</text:span><text:span text:style-name="T9">j</text:span><text:span text:style-name="T11">)</text:span><text:span text:style-name="T14">==</text:span><text:span text:style-name="T11">F(</text:span><text:span text:style-name="T9">i</text:span><text:span text:style-name="T11">-1,</text:span><text:span text:style-name="T9">j</text:span><text:span text:style-name="T11">-1)</text:span><text:span text:style-name="T14">+</text:span><text:span text:style-name="T11">δ(x</text:span><text:span text:style-name="T9">i</text:span><text:span text:style-name="T11">,y</text:span><text:span text:style-name="T9">j</text:span><text:span text:style-name="T11">)</text:span><text:span text:style-name="T14">)</text:span></text:p>
      <text:p text:style-name="P13"><text:span text:style-name="T14"><text:tab/><text:tab/>mettre (xi;yj) dans M</text:span></text:p>
      <text:p text:style-name="P13"><text:span text:style-name="T14"><text:tab/><text:tab/>i--</text:span></text:p>
      <text:p text:style-name="P13"><text:span text:style-name="T14"><text:tab/><text:tab/>j--</text:span></text:p>
      <text:p text:style-name="P13"><text:span text:style-name="T14"><text:tab/>if(</text:span><text:span text:style-name="T11">F(</text:span><text:span text:style-name="T9">i</text:span><text:span text:style-name="T11">,</text:span><text:span text:style-name="T9">j</text:span><text:span text:style-name="T11">)</text:span><text:span text:style-name="T14">==</text:span><text:span text:style-name="T11">F(</text:span><text:span text:style-name="T9">i</text:span><text:span text:style-name="T11">-1,</text:span><text:span text:style-name="T9">j</text:span><text:span text:style-name="T11">)+δ(</text:span><text:span text:style-name="T8">gap</text:span><text:span text:style-name="T11">)</text:span><text:span text:style-name="T14">)</text:span></text:p>
      <text:p text:style-name="P13"><text:span text:style-name="T14"><text:tab/><text:tab/>i--</text:span></text:p>
      <text:p text:style-name="P13"><text:span text:style-name="T14"><text:tab/>if(</text:span><text:span text:style-name="T11">F(</text:span><text:span text:style-name="T9">i</text:span><text:span text:style-name="T11">,</text:span><text:span text:style-name="T9">j</text:span><text:span text:style-name="T11">)</text:span><text:span text:style-name="T14">==</text:span><text:span text:style-name="T11">F(</text:span><text:span text:style-name="T9">i</text:span><text:span text:style-name="T11">,</text:span><text:span text:style-name="T9">j-</text:span><text:span text:style-name="T14">1</text:span><text:span text:style-name="T11">)+δ(</text:span><text:span text:style-name="T8">gap</text:span><text:span text:style-name="T11">)</text:span><text:span text:style-name="T14">)</text:span></text:p>
      <text:p text:style-name="P13"><text:span text:style-name="T14"><text:tab/><text:tab/>j--</text:span></text:p>
      <text:p text:style-name="P15"><text:span text:style-name="T11">donc complexité </text:span><text:span text:style-name="T15">spatiale et temporelle </text:span><text:span text:style-name="T11">en O(n </text:span><text:span text:style-name="T17">ou m</text:span><text:span text:style-name="T11">) </text:span><text:span text:style-name="T13">à justifier</text:span></text:p>
      <text:p text:style-name="P15"><text:span text:style-name="T13"/></text:p>
      <text:p text:style-name="P1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50:02.317346999</meta:creation-date>
    <dc:date>2017-02-28T17:22:17.716457139</dc:date>
    <meta:editing-duration>PT1H30M3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62" meta:character-count="1483" meta:non-whitespace-character-count="1236"/>
  </office:meta>
</office:document-meta>
</file>